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8929b" officeooo:paragraph-rsid="0008929b"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a03e6" officeooo:paragraph-rsid="000a03e6"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b25e7" officeooo:paragraph-rsid="000b25e7"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bf6fd" officeooo:paragraph-rsid="000bf6fd" style:font-style-asian="italic" style:font-weight-asian="bold" style:font-style-complex="italic" style:font-weight-complex="bold"/>
    </style:style>
    <style:style style:name="P5" style:family="paragraph" style:parent-style-name="Standard" style:list-style-name="L1">
      <style:paragraph-properties fo:text-align="start" style:justify-single-word="false"/>
      <style:text-properties fo:font-style="normal" style:text-underline-style="none" fo:font-weight="normal" officeooo:rsid="0008929b" officeooo:paragraph-rsid="0008929b" style:font-style-asian="normal" style:font-weight-asian="normal" style:font-style-complex="normal" style:font-weight-complex="normal"/>
    </style:style>
    <style:style style:name="P6" style:family="paragraph" style:parent-style-name="Standard" style:list-style-name="L1">
      <style:paragraph-properties fo:text-align="start" style:justify-single-word="false"/>
      <style:text-properties fo:font-style="normal" style:text-underline-style="none" fo:font-weight="normal" officeooo:rsid="000a03e6" officeooo:paragraph-rsid="000a03e6"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0a03e6" officeooo:paragraph-rsid="000a03e6"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normal" style:text-underline-style="solid" style:text-underline-type="double" style:text-underline-width="auto" style:text-underline-color="font-color" fo:font-weight="normal" officeooo:rsid="000a03e6" officeooo:paragraph-rsid="000a03e6" style:font-style-asian="normal" style:font-weight-asian="normal" style:font-style-complex="normal"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0b25e7" style:font-style-asian="normal" style:font-weight-asian="normal" style:font-style-complex="normal" style:font-weight-complex="normal"/>
    </style:style>
    <style:style style:name="T6" style:family="text">
      <style:text-properties fo:font-style="normal" style:text-underline-style="none" fo:font-weight="normal" officeooo:rsid="000bf6fd"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é pour le menu Izakaya</text:p>
      <text:p text:style-name="P1"/>
      <text:list xml:id="list1715880394" text:style-name="L1">
        <text:list-item>
          <text:p text:style-name="P5">Alcool souvent biere/sake</text:p>
        </text:list-item>
        <text:list-item>
          <text:p text:style-name="P6">thé macha</text:p>
        </text:list-item>
        <text:list-item>
          <text:p text:style-name="P5">sushi</text:p>
        </text:list-item>
        <text:list-item>
          <text:p text:style-name="P5">maki</text:p>
        </text:list-item>
        <text:list-item>
          <text:p text:style-name="P5">sashimi</text:p>
        </text:list-item>
        <text:list-item>
          <text:p text:style-name="P5">karaage / tempura</text:p>
        </text:list-item>
        <text:list-item>
          <text:p text:style-name="P5">snack</text:p>
        </text:list-item>
        <text:list-item>
          <text:p text:style-name="P5">onigiri</text:p>
        </text:list-item>
        <text:list-item>
          <text:p text:style-name="P5">wagyu ( bbq japonais souvent avec du bœuf)</text:p>
        </text:list-item>
        <text:list-item>
          <text:p text:style-name="P6">mochi/dorayaki/ kakigori ( glace japonaise )/ taiyaki</text:p>
        </text:list-item>
      </text:list>
      <text:p text:style-name="P7"/>
      <text:p text:style-name="P8">different type de sake :</text:p>
      <text:p text:style-name="P7"><text:span text:style-name="T1">le Futsushu</text:span> est le sake de base que tout le monde consome, on vas dire que c’est un sake banale. Il corespond plus ou moins a 75 % de la production total de sake.</text:p>
      <text:p text:style-name="P7"/>
      <text:p text:style-name="P2">Le tokuteimeishoshu<text:span text:style-name="T4"> est </text:span><text:span text:style-name="T5">l’equivalent d’une AOP, seul certain sake 25 % peuvent y pretendre, il faut remplire certaine condition au niveau du riz avant meme de le faire fermente, il suis egalement les methode traditionelle de fabrication du sake. Il existe donc 4 Type de sake tokuteimeishoshu les voici :</text:span></text:p>
      <text:p text:style-name="P3"><text:span text:style-name="T3">Jumai</text:span><text:span text:style-name="T4"> c’est du sake a 100 % de riz </text:span><text:span text:style-name="T6">on dis que c’est le sake le plus brut qui existe.</text:span></text:p>
      <text:p text:style-name="P4"><text:span text:style-name="T3">Honjozo</text:span><text:span text:style-name="T4"> il s’agit d’un jumai qui a ete coupe avec un petit peux d’alcool , il est le sake le plus prisé et consome des sake prenium</text:span></text:p>
      <text:p text:style-name="P4"><text:span text:style-name="T3">ginjo</text:span><text:span text:style-name="T4"> c’est un sake qui utilise du riz poli a hauteur de 50/60 % , il peux toutefois etre coupe avec un petit peux d’alcool, si il ne l’est pas on appellera cela du sake jumai ginjo</text:span></text:p>
      <text:p text:style-name="P4"><text:span text:style-name="T3">Daiginjo</text:span><text:span text:style-name="T4"> il s’agit ni plus ni moins que de la rols des sake, comme la categorie d’avant si il n’as pas ete coupe avec un petit peux d’alcool il s’agira d’un sake jumai daiginjo.</text:span></text:p>
      <text:p text:style-name="P4"><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09:39:57.559606512</meta:creation-date>
    <dc:date>2022-05-20T10:19:18.412821559</dc:date>
    <meta:editing-duration>PT8M17S</meta:editing-duration>
    <meta:editing-cycles>1</meta:editing-cycles>
    <meta:document-statistic meta:table-count="0" meta:image-count="0" meta:object-count="0" meta:page-count="1" meta:paragraph-count="18" meta:word-count="250" meta:character-count="1271" meta:non-whitespace-character-count="1049"/>
    <meta:generator>LibreOffice/6.4.7.2$Linux_X86_64 LibreOffice_project/40$Build-2</meta:generator>
  </office:meta>
</office:document-meta>
</file>